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c98" officeooo:paragraph-rsid="001d7c98"/>
    </style:style>
    <style:style style:name="P2" style:family="paragraph" style:parent-style-name="Standard">
      <style:text-properties officeooo:rsid="001d7c98" officeooo:paragraph-rsid="001d7c98"/>
    </style:style>
    <style:style style:name="P3" style:family="paragraph" style:parent-style-name="Standard">
      <style:text-properties officeooo:rsid="001d7c98" officeooo:paragraph-rsid="000acef8"/>
    </style:style>
    <style:style style:name="P4" style:family="paragraph" style:parent-style-name="Standard">
      <style:text-properties officeooo:rsid="0008fc14" officeooo:paragraph-rsid="001d7c98"/>
    </style:style>
    <style:style style:name="P5" style:family="paragraph" style:parent-style-name="Standard">
      <style:text-properties officeooo:rsid="0008fc14" officeooo:paragraph-rsid="0008fc14"/>
    </style:style>
    <style:style style:name="T1" style:family="text">
      <style:text-properties officeooo:rsid="0008fc14"/>
    </style:style>
    <style:style style:name="T2" style:family="text">
      <style:text-properties officeooo:rsid="000ac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f command <text:span text:style-name="T2">is used to </text:span>print the data</text:p>
      <text:p text:style-name="P1">\r\n\r\n prints a new line which works only with printf command</text:p>
      <text:p text:style-name="P1">The output of printf 'HEAD / HTTP/1.1\r\nHost: en.wikipedia.org\r\n\r\n' this command is</text:p>
      <text:p text:style-name="P1"><text:s text:c="8"/>HEAD / HTTP/1.1</text:p>
      <text:p text:style-name="P1"><text:s text:c="8"/>Host: en.wikipedia.org</text:p>
      <text:p text:style-name="P1">this output is piped into the command nc en.wikipedia.org 80</text:p>
      <text:p text:style-name="P5">nc(netcat): It is used to read and write the data across the network</text:p>
      <text:p text:style-name="P3"><text:span text:style-name="T2">This n</text:span>c en.wikipedia.org 80 takes the input and sends the http request to the <text:span text:style-name="T1">given </text:span>network at specified port number and <text:span text:style-name="T1">prints</text:span> the <text:span text:style-name="T1">header</text:span> <text:span text:style-name="T1">data.</text:span></text:p>
      <text:p text:style-name="P1"/>
      <text:p text:style-name="P5">output:</text:p>
      <text:p text:style-name="P5"/>
      <text:p text:style-name="P5">HTTP/1.1 301 TLS Redirect</text:p>
      <text:p text:style-name="P5">Date: Fri, 27 Dec 2019 11:00:52 GMT</text:p>
      <text:p text:style-name="P5">Server: Varnish</text:p>
      <text:p text:style-name="P5">X-Varnish: 57197943</text:p>
      <text:p text:style-name="P5">X-Cache: cp5008 int</text:p>
      <text:p text:style-name="P5">X-Cache-Status: int-front</text:p>
      <text:p text:style-name="P5">Server-Timing: cache;desc="int-front"</text:p>
      <text:p text:style-name="P5">Set-Cookie: WMF-Last-Access=27-Dec-2019;Path=/;HttpOnly;secure;Expires=Tue, 28 Jan 2020 00:00:00 GMT</text:p>
      <text:p text:style-name="P5">Set-Cookie: WMF-Last-Access-Global=27-Dec-2019;Path=/;Domain=.wikipedia.org;HttpOnly;secure;Expires=Tue, 28 Jan 2020 00:00:00 GMT</text:p>
      <text:p text:style-name="P5">X-Client-IP: 103.211.39.31</text:p>
      <text:p text:style-name="P5">Location: https://en.wikipedia.org/</text:p>
      <text:p text:style-name="P5">Content-Length: 0</text:p>
      <text:p text:style-name="P5">Via: HTTP/1.1 forward.http.proxy:3128</text:p>
      <text:p text:style-name="P5">Connection: keep-al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6:00:31.112014121</meta:creation-date>
    <dc:date>2019-12-27T22:12:49.896482892</dc:date>
    <meta:editing-duration>PT16M40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23" meta:word-count="131" meta:character-count="1064" meta:non-whitespace-character-count="940"/>
  </office:meta>
</office:document-meta>
</file>